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</style:style>
    <style:style style:name="T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00" fo:language="en" fo:country="US"/>
    </style:style>
    <style:style style:name="T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" style:parent-style-name="Normal" style:family="paragraph">
      <style:paragraph-properties style:text-autospace="none" fo:margin-bottom="0in" fo:line-height="100%"/>
    </style:style>
    <style:style style:name="T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1" style:parent-style-name="DefaultParagraphFont" style:family="text">
      <style:text-properties style:font-name="Consolas" style:font-name-complex="Consolas" fo:color="#800000" fo:font-size="9.5pt" style:font-size-asian="9.5pt" style:font-size-complex="9.5pt" fo:language="en" fo:country="US"/>
    </style:style>
    <style:style style:name="T1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P13" style:parent-style-name="Normal" style:family="paragraph">
      <style:paragraph-properties style:text-autospace="none" fo:margin-bottom="0in" fo:line-height="100%"/>
    </style:style>
    <style:style style:name="T1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6" style:parent-style-name="DefaultParagraphFont" style:family="text">
      <style:text-properties style:font-name="Consolas" style:font-name-complex="Consolas" fo:color="#800000" fo:font-size="9.5pt" style:font-size-asian="9.5pt" style:font-size-complex="9.5pt" fo:language="en" fo:country="US"/>
    </style:style>
    <style:style style:name="T1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0" style:parent-style-name="DefaultParagraphFont" style:family="text">
      <style:text-properties style:font-name="Consolas" style:font-name-complex="Consolas" fo:color="#800000" fo:font-size="9.5pt" style:font-size-asian="9.5pt" style:font-size-complex="9.5pt" fo:language="en" fo:country="US"/>
    </style:style>
    <style:style style:name="T2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P2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3" style:parent-style-name="Normal" style:family="paragraph">
      <style:paragraph-properties style:text-autospace="none" fo:margin-bottom="0in" fo:line-height="100%"/>
    </style:style>
    <style:style style:name="T2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00" fo:language="en" fo:country="US"/>
    </style:style>
    <style:style style:name="T2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1" style:parent-style-name="Normal" style:family="paragraph">
      <style:paragraph-properties style:text-autospace="none" fo:margin-bottom="0in" fo:line-height="100%"/>
    </style:style>
    <style:style style:name="T3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4" style:parent-style-name="DefaultParagraphFont" style:family="text">
      <style:text-properties style:font-name="Consolas" style:font-name-complex="Consolas" fo:color="#800000" fo:font-size="9.5pt" style:font-size-asian="9.5pt" style:font-size-complex="9.5pt" fo:language="en" fo:country="US"/>
    </style:style>
    <style:style style:name="T3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P36" style:parent-style-name="Normal" style:family="paragraph">
      <style:paragraph-properties style:text-autospace="none" fo:margin-bottom="0in" fo:line-height="100%"/>
    </style:style>
    <style:style style:name="T3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9" style:parent-style-name="DefaultParagraphFont" style:family="text">
      <style:text-properties style:font-name="Consolas" style:font-name-complex="Consolas" fo:color="#800000" fo:font-size="9.5pt" style:font-size-asian="9.5pt" style:font-size-complex="9.5pt" fo:language="en" fo:country="US"/>
    </style:style>
    <style:style style:name="T4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" style:parent-style-name="DefaultParagraphFont" style:family="text">
      <style:text-properties style:font-name="Consolas" style:font-name-complex="Consolas" fo:color="#FF0000" fo:font-size="9.5pt" style:font-size-asian="9.5pt" style:font-size-complex="9.5pt" fo:language="en" fo:country="US"/>
    </style:style>
    <style:style style:name="T4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3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4" style:parent-style-name="DefaultParagraphFont" style:family="text">
      <style:text-properties style:font-name="Consolas" style:font-name-complex="Consolas" fo:color="#FF0000" fo:font-size="9.5pt" style:font-size-asian="9.5pt" style:font-size-complex="9.5pt" fo:language="en" fo:country="US"/>
    </style:style>
    <style:style style:name="T4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7" style:parent-style-name="DefaultParagraphFont" style:family="text">
      <style:text-properties style:font-name="Consolas" style:font-name-complex="Consolas" fo:color="#FF0000" fo:font-size="9.5pt" style:font-size-asian="9.5pt" style:font-size-complex="9.5pt" fo:language="en" fo:country="US"/>
    </style:style>
    <style:style style:name="T4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00" fo:language="en" fo:country="US"/>
    </style:style>
    <style:style style:name="T5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5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3" style:parent-style-name="DefaultParagraphFont" style:family="text">
      <style:text-properties style:font-name="Consolas" style:font-name-complex="Consolas" fo:color="#FF0000" fo:font-size="9.5pt" style:font-size-asian="9.5pt" style:font-size-complex="9.5pt" fo:language="en" fo:country="US"/>
    </style:style>
    <style:style style:name="T5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00" fo:language="en" fo:country="US"/>
    </style:style>
    <style:style style:name="T5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5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9" style:parent-style-name="DefaultParagraphFont" style:family="text">
      <style:text-properties style:font-name="Consolas" style:font-name-complex="Consolas" fo:font-weight="bold" style:font-weight-asian="bold" style:font-weight-complex="bold" fo:color="#800080" fo:font-size="9.5pt" style:font-size-asian="9.5pt" style:font-size-complex="9.5pt" fo:background-color="#FFFF00" fo:language="en" fo:country="US"/>
    </style:style>
    <style:style style:name="T60" style:parent-style-name="DefaultParagraphFont" style:family="text">
      <style:text-properties style:font-name="Consolas" style:font-name-complex="Consolas" fo:font-weight="bold" style:font-weight-asian="bold" style:font-weight-complex="bold" fo:color="#800080" fo:font-size="9.5pt" style:font-size-asian="9.5pt" style:font-size-complex="9.5pt" fo:language="en" fo:country="US"/>
    </style:style>
    <style:style style:name="T6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P66" style:parent-style-name="Normal" style:family="paragraph">
      <style:paragraph-properties style:text-autospace="none" fo:margin-bottom="0in" fo:line-height="100%"/>
    </style:style>
    <style:style style:name="T6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9" style:parent-style-name="DefaultParagraphFont" style:family="text">
      <style:text-properties style:font-name="Consolas" style:font-name-complex="Consolas" fo:color="#800000" fo:font-size="9.5pt" style:font-size-asian="9.5pt" style:font-size-complex="9.5pt" fo:language="en" fo:country="US"/>
    </style:style>
    <style:style style:name="T7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1" style:parent-style-name="DefaultParagraphFont" style:family="text">
      <style:text-properties style:font-name="Consolas" style:font-name-complex="Consolas" fo:color="#FF0000" fo:font-size="9.5pt" style:font-size-asian="9.5pt" style:font-size-complex="9.5pt" fo:language="en" fo:country="US"/>
    </style:style>
    <style:style style:name="T7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00" fo:language="en" fo:country="US"/>
    </style:style>
    <style:style style:name="T7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00" fo:language="en" fo:country="US"/>
    </style:style>
    <style:style style:name="T7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9" style:parent-style-name="DefaultParagraphFont" style:family="text">
      <style:text-properties style:font-name="Consolas" style:font-name-complex="Consolas" fo:color="#800000" fo:font-size="9.5pt" style:font-size-asian="9.5pt" style:font-size-complex="9.5pt" fo:language="en" fo:country="US"/>
    </style:style>
    <style:style style:name="T8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P81" style:parent-style-name="Normal" style:family="paragraph">
      <style:paragraph-properties style:text-autospace="none" fo:margin-bottom="0in" fo:line-height="100%"/>
    </style:style>
    <style:style style:name="T8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4" style:parent-style-name="DefaultParagraphFont" style:family="text">
      <style:text-properties style:font-name="Consolas" style:font-name-complex="Consolas" fo:color="#800000" fo:font-size="9.5pt" style:font-size-asian="9.5pt" style:font-size-complex="9.5pt" fo:language="en" fo:country="US"/>
    </style:style>
    <style:style style:name="T8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P8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7" style:parent-style-name="Normal" style:family="paragraph">
      <style:paragraph-properties style:text-autospace="none" fo:margin-bottom="0in" fo:line-height="100%"/>
    </style:style>
    <style:style style:name="T8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0" style:parent-style-name="DefaultParagraphFont" style:family="text">
      <style:text-properties style:font-name="Consolas" style:font-name-complex="Consolas" fo:font-weight="bold" style:font-weight-asian="bold" style:font-weight-complex="bold" fo:color="#800080" fo:font-size="9.5pt" style:font-size-asian="9.5pt" style:font-size-complex="9.5pt" fo:language="en" fo:country="US"/>
    </style:style>
    <style:style style:name="T9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2" style:parent-style-name="DefaultParagraphFont" style:family="text">
      <style:text-properties style:font-name="Consolas" style:font-name-complex="Consolas" fo:font-weight="bold" style:font-weight-asian="bold" style:font-weight-complex="bold" fo:color="#800080" fo:font-size="9.5pt" style:font-size-asian="9.5pt" style:font-size-complex="9.5pt" fo:language="en" fo:country="US"/>
    </style:style>
    <style:style style:name="T9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00" fo:language="en" fo:country="US"/>
    </style:style>
    <style:style style:name="T9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P99" style:parent-style-name="Normal" style:family="paragraph">
      <style:paragraph-properties style:text-autospace="none" fo:margin-bottom="0in" fo:line-height="100%"/>
    </style:style>
    <style:style style:name="T10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02" style:parent-style-name="DefaultParagraphFont" style:family="text">
      <style:text-properties style:font-name="Consolas" style:font-name-complex="Consolas" fo:color="#800000" fo:font-size="9.5pt" style:font-size-asian="9.5pt" style:font-size-complex="9.5pt" fo:language="en" fo:country="US"/>
    </style:style>
    <style:style style:name="T10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0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</office:automatic-styles>
  <office:body>
    <office:text text:use-soft-page-breaks="true">
      <text:p text:style-name="P1"><text:span text:style-name="T2">@</text:span><text:span text:style-name="T3">if</text:span><text:span text:style-name="T4"><text:s/>(project.Id == 0 &amp;&amp; templateList !=<text:s/></text:span><text:span text:style-name="T5">null</text:span><text:span text:style-name="T6">)</text:span></text:p>
      <text:p text:style-name="P7"><text:s text:c="4"/>{</text:p>
      <text:p text:style-name="P8"><text:span text:style-name="T9"><text:s text:c="8"/></text:span><text:span text:style-name="T10">&lt;</text:span><text:span text:style-name="T11">fieldset</text:span><text:span text:style-name="T12">&gt;</text:span></text:p>
      <text:p text:style-name="P13"><text:span text:style-name="T14"><text:s text:c="12"/></text:span><text:span text:style-name="T15">&lt;</text:span><text:span text:style-name="T16">legend</text:span><text:span text:style-name="T17">&gt;</text:span><text:span text:style-name="T18">Project Template</text:span><text:span text:style-name="T19">&lt;/</text:span><text:span text:style-name="T20">legend</text:span><text:span text:style-name="T21">&gt;</text:span></text:p>
      <text:p text:style-name="P22"/>
      <text:p text:style-name="P23"><text:span text:style-name="T24"><text:s text:c="12"/></text:span><text:span text:style-name="T25">@</text:span><text:span text:style-name="T26">foreach</text:span><text:span text:style-name="T27"><text:s/>(var item<text:s/></text:span><text:span text:style-name="T28">in</text:span><text:span text:style-name="T29"><text:s/>templateList)</text:span></text:p>
      <text:p text:style-name="P30"><text:s text:c="12"/>{</text:p>
      <text:p text:style-name="P31"><text:span text:style-name="T32"><text:s text:c="16"/></text:span><text:span text:style-name="T33">&lt;</text:span><text:span text:style-name="T34">div</text:span><text:span text:style-name="T35">&gt;</text:span></text:p>
      <text:p text:style-name="P36"><text:span text:style-name="T37"><text:s text:c="20"/></text:span><text:span text:style-name="T38">&lt;</text:span><text:span text:style-name="T39">input</text:span><text:span text:style-name="T40"><text:s/></text:span><text:span text:style-name="T41">type</text:span><text:span text:style-name="T42">="radio"</text:span><text:span text:style-name="T43"><text:s/></text:span><text:span text:style-name="T44">name</text:span><text:span text:style-name="T45">="technology"</text:span><text:span text:style-name="T46"><text:s/></text:span><text:span text:style-name="T47">id</text:span><text:span text:style-name="T48">="</text:span><text:span text:style-name="T49">@</text:span><text:span text:style-name="T50">item</text:span><text:span text:style-name="T51">"</text:span><text:span text:style-name="T52"><text:s/></text:span><text:span text:style-name="T53">value</text:span><text:span text:style-name="T54">="</text:span><text:span text:style-name="T55">@</text:span><text:span text:style-name="T56">item</text:span><text:span text:style-name="T57">"</text:span><text:span text:style-name="T58"><text:s/></text:span><text:span text:style-name="T59">@</text:span><text:span text:style-name="T60">onchange</text:span><text:span text:style-name="T61">="</text:span><text:span text:style-name="T62">RadioSelection</text:span><text:span text:style-name="T63">"</text:span><text:span text:style-name="T64"><text:s/></text:span><text:span text:style-name="T65">/&gt;</text:span></text:p>
      <text:p text:style-name="P66"><text:span text:style-name="T67"><text:s text:c="20"/></text:span><text:span text:style-name="T68">&lt;</text:span><text:span text:style-name="T69">label</text:span><text:span text:style-name="T70"><text:s/></text:span><text:span text:style-name="T71">for</text:span><text:span text:style-name="T72">="</text:span><text:span text:style-name="T73">@</text:span><text:span text:style-name="T74">item</text:span><text:span text:style-name="T75">"&gt;</text:span><text:span text:style-name="T76">@</text:span><text:span text:style-name="T77">item</text:span><text:span text:style-name="T78">&lt;/</text:span><text:span text:style-name="T79">label</text:span><text:span text:style-name="T80">&gt;</text:span></text:p>
      <text:p text:style-name="P81"><text:span text:style-name="T82"><text:s text:c="16"/></text:span><text:span text:style-name="T83">&lt;/</text:span><text:span text:style-name="T84">div</text:span><text:span text:style-name="T85">&gt;</text:span></text:p>
      <text:p text:style-name="P86"><text:s text:c="12"/>}</text:p>
      <text:p text:style-name="P87"><text:span text:style-name="T88"><text:s text:c="12"/></text:span><text:span text:style-name="T89">&lt;</text:span><text:span text:style-name="T90">ValidationMessage</text:span><text:span text:style-name="T91"><text:s/></text:span><text:span text:style-name="T92">For</text:span><text:span text:style-name="T93">="</text:span><text:span text:style-name="T94">@</text:span><text:span text:style-name="T95">(() =&gt; project.ProjectTemplate)</text:span><text:span text:style-name="T96">"</text:span><text:span text:style-name="T97"><text:s/></text:span><text:span text:style-name="T98">/&gt;</text:span></text:p>
      <text:p text:style-name="P99"><text:span text:style-name="T100"><text:s text:c="8"/></text:span><text:span text:style-name="T101">&lt;/</text:span><text:span text:style-name="T102">fieldset</text:span><text:span text:style-name="T103">&gt;</text:span></text:p>
      <text:p text:style-name="Normal"><text:span text:style-name="T104"><text:s text:c="4"/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wartLocke@mapsirl.com</meta:initial-creator>
    <dc:creator>StewartLocke@mapsirl.com</dc:creator>
    <meta:creation-date>2021-03-01T14:06:00Z</meta:creation-date>
    <dc:date>2021-03-01T14:06:00Z</dc:date>
    <meta:template xlink:href="Normal.dotm" xlink:type="simple"/>
    <meta:editing-cycles>1</meta:editing-cycles>
    <meta:editing-duration>PT0S</meta:editing-duration>
    <meta:document-statistic meta:page-count="1" meta:paragraph-count="1" meta:word-count="75" meta:character-count="503" meta:row-count="3" meta:non-whitespace-character-count="429"/>
  </office:meta>
</office:document-meta>
</file>